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60114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עדני מניה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הגנה 19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9517045 <text:s text:c="138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באולם הייצור, באולם ייבוש <text:s text:c="7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/>מסביב למבנה <text:s text:c="97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 בצלל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400514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ילרי רוזנברג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400510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עשן, חשמל,גז גפ"מ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ערכת יניקת עשן, גלאים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5:14:00</meta:creation-date>
    <dc:creator>אתי מנצור</dc:creator>
    <dc:date>2013-08-12T05:14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48" meta:word-count="128" meta:character-count="1387"/>
    <meta:generator>OpenOffice/4.0.1$Win32 OpenOffice.org_project/401m5$Build-9714</meta:generator>
  </office:meta>
</office:document-meta>
</file>